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e of library :</text:span></text:p>
      <text:p text:style-name="P1"><text:span text:style-name="T2">PyQt5 </text:span></text:p>
      <text:p text:style-name="P1"><text:span text:style-name="T3">Example of library :</text:span></text:p>
      <text:p text:style-name="P2"><text:span text:style-name="T4">from PyQt5 import QtGui</text:span></text:p>
      <text:p text:style-name="P2"><text:span text:style-name="T4">from PyQt5.QtWidgets import QApplication, QMainWindow</text:span></text:p>
      <text:p text:style-name="P2"><text:span text:style-name="T4">import sys</text:span></text:p>
      <text:p text:style-name="P2"><text:span text:style-name="T4"/></text:p>
      <text:p text:style-name="P2"><text:span text:style-name="T4">class Window(QMainWindow):</text:span></text:p>
      <text:p text:style-name="P2"><text:span text:style-name="T4"><text:s text:c="4"/>def __init__(self):</text:span></text:p>
      <text:p text:style-name="P2"><text:span text:style-name="T4"><text:s text:c="8"/>super().__init__()</text:span></text:p>
      <text:p text:style-name="P2"><text:span text:style-name="T4"/></text:p>
      <text:p text:style-name="P2"><text:span text:style-name="T4"/></text:p>
      <text:p text:style-name="P2"><text:span text:style-name="T4"><text:s text:c="8"/>self.title = "PyQt5 Window"</text:span></text:p>
      <text:p text:style-name="P2"><text:span text:style-name="T4"><text:s text:c="8"/>self.top = 100</text:span></text:p>
      <text:p text:style-name="P2"><text:span text:style-name="T4"><text:s text:c="8"/>self.left = 100</text:span></text:p>
      <text:p text:style-name="P2"><text:span text:style-name="T4"><text:s text:c="8"/>self.width = 680</text:span></text:p>
      <text:p text:style-name="P2"><text:span text:style-name="T4"><text:s text:c="8"/>self.height = 500</text:span></text:p>
      <text:p text:style-name="P2"><text:span text:style-name="T4"><text:s text:c="8"/>self.InitWindow()</text:span></text:p>
      <text:p text:style-name="P2"><text:span text:style-name="T4"/></text:p>
      <text:p text:style-name="P2"><text:span text:style-name="T4"><text:s text:c="4"/>def InitWindow(self):</text:span></text:p>
      <text:p text:style-name="P2"><text:span text:style-name="T4"><text:s text:c="8"/>self.setWindowTitle(self.title)</text:span></text:p>
      <text:p text:style-name="P2"><text:span text:style-name="T4"><text:s text:c="8"/>self.setGeometry(self.top, self.left, self.width, self.height)</text:span></text:p>
      <text:p text:style-name="P2"><text:span text:style-name="T4"><text:s text:c="8"/>self.show()</text:span></text:p>
      <text:p text:style-name="P2"><text:span text:style-name="T4"/></text:p>
      <text:p text:style-name="P2"><text:span text:style-name="T4"/></text:p>
      <text:p text:style-name="P2"><text:span text:style-name="T4">App = QApplication(sys.argv)</text:span></text:p>
      <text:p text:style-name="P2"><text:span text:style-name="T4">window = Window()</text:span></text:p>
      <text:p text:style-name="P2"><text:span text:style-name="T4">sys.exit(App.exec())</text:span></text:p>
      <text:p text:style-name="P2"><text:span text:style-name="T4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